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diagonal-bl-tr="none" style:diagonal-tl-br="none" fo:border="0.74pt solid #000000" fo:padding="0.071cm" style:rotation-align="none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 style:data-style-name="N36">
      <style:table-cell-properties style:diagonal-bl-tr="none" style:diagonal-tl-br="none" fo:border="0.74pt solid #000000" fo:padding="0.071cm" style:rotation-align="none"/>
    </style:style>
    <style:style style:name="ce4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CERÁMICA</text:p>
          </table:table-cell>
          <table:table-cell office:value-type="string" calcext:value-type="string">
            <text:p>Tubos</text:p>
          </table:table-cell>
          <table:table-cell office:value-type="date" office:date-value="1997-03-04" calcext:value-type="date">
            <text:p>04/03/1997</text:p>
          </table:table-cell>
          <table:table-cell office:value-type="string" calcext:value-type="string">
            <text:p>China</text:p>
          </table:table-cell>
          <table:table-cell office:value-type="currency" office:currency="EUR" office:value="140.354356736745" calcext:value-type="currency">
            <text:p><text:s/>140,35€ </text:p>
          </table:table-cell>
        </table:table-row>
        <table:table-row table:style-name="ro1">
          <table:table-cell office:value-type="string" calcext:value-type="string">
            <text:p>CERÁMICA</text:p>
          </table:table-cell>
          <table:table-cell office:value-type="string" calcext:value-type="string">
            <text:p>Plato Decorativo</text:p>
          </table:table-cell>
          <table:table-cell office:value-type="date" office:date-value="1997-06-07" calcext:value-type="date">
            <text:p>07/06/1997</text:p>
          </table:table-cell>
          <table:table-cell office:value-type="string" calcext:value-type="string">
            <text:p>China</text:p>
          </table:table-cell>
          <table:table-cell office:value-type="currency" office:currency="EUR" office:value="45.0759078287837" calcext:value-type="currency">
            <text:p><text:s/>45,08€ </text:p>
          </table:table-cell>
        </table:table-row>
        <table:table-row table:style-name="ro1">
          <table:table-cell office:value-type="string" calcext:value-type="string">
            <text:p>CERÁMICA</text:p>
          </table:table-cell>
          <table:table-cell office:value-type="string" calcext:value-type="string">
            <text:p>Juego de te</text:p>
          </table:table-cell>
          <table:table-cell office:value-type="date" office:date-value="1997-01-15" calcext:value-type="date">
            <text:p>15/01/1997</text:p>
          </table:table-cell>
          <table:table-cell office:value-type="string" calcext:value-type="string">
            <text:p>China</text:p>
          </table:table-cell>
          <table:table-cell office:value-type="currency" office:currency="EUR" office:value="36.0607262630269" calcext:value-type="currency">
            <text:p><text:s/>36,06€ </text:p>
          </table:table-cell>
        </table:table-row>
        <table:table-row table:style-name="ro1">
          <table:table-cell office:value-type="string" calcext:value-type="string">
            <text:p>CERÁMICA</text:p>
          </table:table-cell>
          <table:table-cell office:value-type="string" calcext:value-type="string">
            <text:p>Cenicero</text:p>
          </table:table-cell>
          <table:table-cell office:value-type="date" office:date-value="1997-07-02" calcext:value-type="date">
            <text:p>02/07/1997</text:p>
          </table:table-cell>
          <table:table-cell office:value-type="string" calcext:value-type="string">
            <text:p>Japón</text:p>
          </table:table-cell>
          <table:table-cell office:value-type="currency" office:currency="EUR" office:value="16.455711418028" calcext:value-type="currency">
            <text:p><text:s/>16,46€ </text:p>
          </table:table-cell>
        </table:table-row>
        <table:table-row table:style-name="ro1">
          <table:table-cell office:value-type="string" calcext:value-type="string">
            <text:p>CERÁMICA</text:p>
          </table:table-cell>
          <table:table-cell office:value-type="string" calcext:value-type="string">
            <text:p>Maceta</text:p>
          </table:table-cell>
          <table:table-cell office:value-type="date" office:date-value="1997-02-23" calcext:value-type="date">
            <text:p>23/02/1997</text:p>
          </table:table-cell>
          <table:table-cell office:value-type="string" calcext:value-type="string">
            <text:p>España</text:p>
          </table:table-cell>
          <table:table-cell office:value-type="currency" office:currency="EUR" office:value="24.2027574435349" calcext:value-type="currency">
            <text:p><text:s/>24,20€ </text:p>
          </table:table-cell>
        </table:table-row>
        <table:table-row table:style-name="ro1">
          <table:table-cell office:value-type="string" calcext:value-type="string">
            <text:p>CERÁMICA</text:p>
          </table:table-cell>
          <table:table-cell office:value-type="string" calcext:value-type="string">
            <text:p>Jarra china</text:p>
          </table:table-cell>
          <table:table-cell office:value-type="date" office:date-value="1997-09-02" calcext:value-type="date">
            <text:p>02/09/1997</text:p>
          </table:table-cell>
          <table:table-cell office:value-type="string" calcext:value-type="string">
            <text:p>China</text:p>
          </table:table-cell>
          <table:table-cell office:value-type="currency" office:currency="EUR" office:value="106.475304412631" calcext:value-type="currency">
            <text:p><text:s/>106,48€ </text:p>
          </table:table-cell>
        </table:table-row>
        <table:table-row table:style-name="ro1">
          <table:table-cell office:value-type="string" calcext:value-type="string">
            <text:p>CONFECCIÓN</text:p>
          </table:table-cell>
          <table:table-cell office:value-type="string" calcext:value-type="string">
            <text:p>Tarje Caballero</text:p>
          </table:table-cell>
          <table:table-cell office:value-type="date" office:date-value="1997-03-11" calcext:value-type="date">
            <text:p>11/03/1997</text:p>
          </table:table-cell>
          <table:table-cell office:value-type="string" calcext:value-type="string">
            <text:p>Italia</text:p>
          </table:table-cell>
          <table:table-cell office:value-type="currency" office:currency="EUR" office:value="237.147356147753" calcext:value-type="currency">
            <text:p><text:s/>237,15€ </text:p>
          </table:table-cell>
        </table:table-row>
        <table:table-row table:style-name="ro1">
          <table:table-cell office:value-type="string" calcext:value-type="string">
            <text:p>CONFECCIÓN</text:p>
          </table:table-cell>
          <table:table-cell office:value-type="string" calcext:value-type="string">
            <text:p>Pantalón Señora</text:p>
          </table:table-cell>
          <table:table-cell office:value-type="date" office:date-value="1997-05-01" calcext:value-type="date">
            <text:p>01/05/1997</text:p>
          </table:table-cell>
          <table:table-cell office:value-type="string" calcext:value-type="string">
            <text:p>Marruecos</text:p>
          </table:table-cell>
          <table:table-cell office:value-type="currency" office:currency="EUR" office:value="145.192504177034" calcext:value-type="currency">
            <text:p><text:s/>145,19€ </text:p>
          </table:table-cell>
        </table:table-row>
        <table:table-row table:style-name="ro1">
          <table:table-cell office:value-type="string" calcext:value-type="string">
            <text:p>CONFECCIÓN</text:p>
          </table:table-cell>
          <table:table-cell office:value-type="string" calcext:value-type="string">
            <text:p>Camisa Caballero</text:p>
          </table:table-cell>
          <table:table-cell office:value-type="date" office:date-value="1997-08-11" calcext:value-type="date">
            <text:p>11/08/1997</text:p>
          </table:table-cell>
          <table:table-cell office:value-type="string" calcext:value-type="string">
            <text:p>España</text:p>
          </table:table-cell>
          <table:table-cell office:value-type="currency" office:currency="EUR" office:value="55.9422066760425" calcext:value-type="currency">
            <text:p><text:s/>55,94€ </text:p>
          </table:table-cell>
        </table:table-row>
        <table:table-row table:style-name="ro1">
          <table:table-cell office:value-type="string" calcext:value-type="string">
            <text:p>CONFECCIÓN</text:p>
          </table:table-cell>
          <table:table-cell office:value-type="string" calcext:value-type="string">
            <text:p>Blusa Sra.</text:p>
          </table:table-cell>
          <table:table-cell office:value-type="date" office:date-value="1997-03-18" calcext:value-type="date">
            <text:p>18/03/1997</text:p>
          </table:table-cell>
          <table:table-cell office:value-type="string" calcext:value-type="string">
            <text:p>China</text:p>
          </table:table-cell>
          <table:table-cell office:value-type="currency" office:currency="EUR" office:value="84.2138160662556" calcext:value-type="currency">
            <text:p><text:s/>84,21€ </text:p>
          </table:table-cell>
        </table:table-row>
        <table:table-row table:style-name="ro1">
          <table:table-cell office:value-type="string" calcext:value-type="string">
            <text:p>CONFECCIÓN</text:p>
          </table:table-cell>
          <table:table-cell office:value-type="string" calcext:value-type="string">
            <text:p>Cazadora piel</text:p>
          </table:table-cell>
          <table:table-cell office:value-type="date" office:date-value="1997-07-10" calcext:value-type="date">
            <text:p>10/07/1997</text:p>
          </table:table-cell>
          <table:table-cell office:value-type="string" calcext:value-type="string">
            <text:p>Italia</text:p>
          </table:table-cell>
          <table:table-cell office:value-type="currency" office:currency="EUR" office:value="435.577512531102" calcext:value-type="currency">
            <text:p><text:s/>435,58€ </text:p>
          </table:table-cell>
        </table:table-row>
        <table:table-row table:style-name="ro1">
          <table:table-cell office:value-type="string" calcext:value-type="string">
            <text:p>CONFECCIÓN</text:p>
          </table:table-cell>
          <table:table-cell office:value-type="string" calcext:value-type="string">
            <text:p>Abrigo Caballero</text:p>
          </table:table-cell>
          <table:table-cell office:value-type="date" office:date-value="1997-07-05" calcext:value-type="date">
            <text:p>05/07/1997</text:p>
          </table:table-cell>
          <table:table-cell office:value-type="string" calcext:value-type="string">
            <text:p>Italia</text:p>
          </table:table-cell>
          <table:table-cell office:value-type="currency" office:currency="EUR" office:value="203.268303823639" calcext:value-type="currency">
            <text:p><text:s/>203,27€ </text:p>
          </table:table-cell>
        </table:table-row>
        <table:table-row table:style-name="ro1">
          <table:table-cell office:value-type="string" calcext:value-type="string">
            <text:p>CONFECCIÓN</text:p>
          </table:table-cell>
          <table:table-cell office:value-type="string" calcext:value-type="string">
            <text:p>Abrigo Sra</text:p>
          </table:table-cell>
          <table:table-cell office:value-type="date" office:date-value="1997-05-03" calcext:value-type="date">
            <text:p>03/05/1997</text:p>
          </table:table-cell>
          <table:table-cell office:value-type="string" calcext:value-type="string">
            <text:p>Marruecos</text:p>
          </table:table-cell>
          <table:table-cell office:value-type="currency" office:currency="EUR" office:value="300.061303234647" calcext:value-type="currency">
            <text:p><text:s/>300,06€ </text:p>
          </table:table-cell>
        </table:table-row>
        <table:table-row table:style-name="ro1">
          <table:table-cell office:value-type="string" calcext:value-type="string">
            <text:p>CONFECCIÓN</text:p>
          </table:table-cell>
          <table:table-cell office:value-type="string" calcext:value-type="string">
            <text:p>Cinturón de piel</text:p>
          </table:table-cell>
          <table:table-cell office:value-type="date" office:date-value="1997-05-12" calcext:value-type="date">
            <text:p>12/05/1997</text:p>
          </table:table-cell>
          <table:table-cell office:value-type="string" calcext:value-type="string">
            <text:p>España</text:p>
          </table:table-cell>
          <table:table-cell office:value-type="currency" office:currency="EUR" office:value="3.60607262630269" calcext:value-type="currency">
            <text:p><text:s/>3,61€ 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Raqueta Tenis</text:p>
          </table:table-cell>
          <table:table-cell office:value-type="date" office:date-value="1997-03-20" calcext:value-type="date">
            <text:p>20/03/1997</text:p>
          </table:table-cell>
          <table:table-cell office:value-type="string" calcext:value-type="string">
            <text:p>Usa</text:p>
          </table:table-cell>
          <table:table-cell office:value-type="currency" office:currency="EUR" office:value="77.8911687281382" calcext:value-type="currency">
            <text:p><text:s/>77,89€ 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Chándal</text:p>
          </table:table-cell>
          <table:table-cell office:value-type="date" office:date-value="1997-09-13" calcext:value-type="date">
            <text:p>13/09/1997</text:p>
          </table:table-cell>
          <table:table-cell office:value-type="string" calcext:value-type="string">
            <text:p>Usa</text:p>
          </table:table-cell>
          <table:table-cell office:value-type="currency" office:currency="EUR" office:value="193.393674948613" calcext:value-type="currency">
            <text:p><text:s/>193,39€ 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Tren Eléctrico</text:p>
          </table:table-cell>
          <table:table-cell office:value-type="date" office:date-value="1997-07-03" calcext:value-type="date">
            <text:p>03/07/1997</text:p>
          </table:table-cell>
          <table:table-cell office:value-type="string" calcext:value-type="string">
            <text:p>Japón</text:p>
          </table:table-cell>
          <table:table-cell office:value-type="currency" office:currency="EUR" office:value="1254.48054523818" calcext:value-type="currency">
            <text:p><text:s/>1.254,48€ 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Pistola Olímpica</text:p>
          </table:table-cell>
          <table:table-cell office:value-type="date" office:date-value="1997-05-23" calcext:value-type="date">
            <text:p>23/05/1997</text:p>
          </table:table-cell>
          <table:table-cell office:value-type="string" calcext:value-type="string">
            <text:p>Suecia</text:p>
          </table:table-cell>
          <table:table-cell office:value-type="currency" office:currency="EUR" office:value="38.9455843640691" calcext:value-type="currency">
            <text:p><text:s/>38,95€ 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Monopatín</text:p>
          </table:table-cell>
          <table:table-cell office:value-type="date" office:date-value="1997-11-11" calcext:value-type="date">
            <text:p>11/11/1997</text:p>
          </table:table-cell>
          <table:table-cell office:value-type="string" calcext:value-type="string">
            <text:p>Marruecos</text:p>
          </table:table-cell>
          <table:table-cell office:value-type="currency" office:currency="EUR" office:value="93.0366737586095" calcext:value-type="currency">
            <text:p><text:s/>93,04€ 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Balón baloncesto</text:p>
          </table:table-cell>
          <table:table-cell office:value-type="date" office:date-value="1997-06-25" calcext:value-type="date">
            <text:p>25/06/1997</text:p>
          </table:table-cell>
          <table:table-cell office:value-type="string" calcext:value-type="string">
            <text:p>Japón</text:p>
          </table:table-cell>
          <table:table-cell office:value-type="currency" office:currency="EUR" office:value="62.7276333345354" calcext:value-type="currency">
            <text:p><text:s/>62,73€ 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Balón Fútbol</text:p>
          </table:table-cell>
          <table:table-cell office:value-type="date" office:date-value="1997-07-05" calcext:value-type="date">
            <text:p>05/07/1997</text:p>
          </table:table-cell>
          <table:table-cell office:value-type="string" calcext:value-type="string">
            <text:p>España</text:p>
          </table:table-cell>
          <table:table-cell office:value-type="currency" office:currency="EUR" office:value="36.5956270359285" calcext:value-type="currency">
            <text:p><text:s/>36,60€ 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Sudadera</text:p>
          </table:table-cell>
          <table:table-cell office:value-type="date" office:date-value="1997-11-03" calcext:value-type="date">
            <text:p>03/11/1997</text:p>
          </table:table-cell>
          <table:table-cell office:value-type="string" calcext:value-type="string">
            <text:p>Usa</text:p>
          </table:table-cell>
          <table:table-cell office:value-type="currency" office:currency="EUR" office:value="365.98031084346" calcext:value-type="currency">
            <text:p><text:s/>365,98€ </text:p>
          </table:table-cell>
        </table:table-row>
        <table:table-row table:style-name="ro1">
          <table:table-cell office:value-type="string" calcext:value-type="string">
            <text:p>DEPORTE</text:p>
          </table:table-cell>
          <table:table-cell office:value-type="string" calcext:value-type="string">
            <text:p>Bicicleta de montaña</text:p>
          </table:table-cell>
          <table:table-cell office:value-type="date" office:date-value="1997-03-14" calcext:value-type="date">
            <text:p>14/03/1997</text:p>
          </table:table-cell>
          <table:table-cell office:value-type="string" calcext:value-type="string">
            <text:p>Usa</text:p>
          </table:table-cell>
          <table:table-cell office:value-type="currency" office:currency="EUR" office:value="470.41818422223" calcext:value-type="currency">
            <text:p><text:s/>470,42€ </text:p>
          </table:table-cell>
        </table:table-row>
        <table:table-row table:style-name="ro1"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office:value-type="date" office:date-value="1997-10-22" calcext:value-type="date">
            <text:p>22/10/1997</text:p>
          </table:table-cell>
          <table:table-cell office:value-type="string" calcext:value-type="string">
            <text:p>España</text:p>
          </table:table-cell>
          <table:table-cell office:value-type="currency" office:currency="EUR" office:value="5.52330123928696" calcext:value-type="currency">
            <text:p><text:s/>5,52€ </text:p>
          </table:table-cell>
        </table:table-row>
        <table:table-row table:style-name="ro1">
          <table:table-cell office:value-type="string" calcext:value-type="string">
            <text:p>FERRETERÍA</text:p>
          </table:table-cell>
          <table:table-cell office:value-type="string" calcext:value-type="string">
            <text:p>Serrucho</text:p>
          </table:table-cell>
          <table:table-cell office:value-type="date" office:date-value="1997-03-23" calcext:value-type="date">
            <text:p>23/03/1997</text:p>
          </table:table-cell>
          <table:table-cell office:value-type="string" calcext:value-type="string">
            <text:p>Francia</text:p>
          </table:table-cell>
          <table:table-cell office:value-type="currency" office:currency="EUR" office:value="25.1703869315928" calcext:value-type="currency">
            <text:p><text:s/>25,17€ </text:p>
          </table:table-cell>
        </table:table-row>
        <table:table-row table:style-name="ro1">
          <table:table-cell office:value-type="string" calcext:value-type="string">
            <text:p>FERRETERÍA</text:p>
          </table:table-cell>
          <table:table-cell office:value-type="string" calcext:value-type="string">
            <text:p>Llave Inglesa</text:p>
          </table:table-cell>
          <table:table-cell office:value-type="date" office:date-value="1997-04-23" calcext:value-type="date">
            <text:p>23/04/1997</text:p>
          </table:table-cell>
          <table:table-cell office:value-type="string" calcext:value-type="string">
            <text:p>Usa</text:p>
          </table:table-cell>
          <table:table-cell office:value-type="currency" office:currency="EUR" office:value="20.3322394913034" calcext:value-type="currency">
            <text:p><text:s/>20,33€ </text:p>
          </table:table-cell>
        </table:table-row>
        <table:table-row table:style-name="ro1">
          <table:table-cell office:value-type="string" calcext:value-type="string">
            <text:p>FERRETERÍA</text:p>
          </table:table-cell>
          <table:table-cell office:value-type="string" calcext:value-type="string">
            <text:p>Alicates</text:p>
          </table:table-cell>
          <table:table-cell office:value-type="date" office:date-value="1997-04-17" calcext:value-type="date">
            <text:p>17/04/1997</text:p>
          </table:table-cell>
          <table:table-cell office:value-type="string" calcext:value-type="string">
            <text:p>Italia</text:p>
          </table:table-cell>
          <table:table-cell office:value-type="currency" office:currency="EUR" office:value="5.61345305494453" calcext:value-type="currency">
            <text:p><text:s/>5,61€ </text:p>
          </table:table-cell>
        </table:table-row>
        <table:table-row table:style-name="ro1">
          <table:table-cell office:value-type="string" calcext:value-type="string">
            <text:p>FERRETERÍA</text:p>
          </table:table-cell>
          <table:table-cell office:value-type="string" calcext:value-type="string">
            <text:p>Martillo</text:p>
          </table:table-cell>
          <table:table-cell office:value-type="date" office:date-value="1997-09-04" calcext:value-type="date">
            <text:p>04/09/1997</text:p>
          </table:table-cell>
          <table:table-cell office:value-type="string" calcext:value-type="string">
            <text:p>España</text:p>
          </table:table-cell>
          <table:table-cell office:value-type="currency" office:currency="EUR" office:value="9.49599124926376" calcext:value-type="currency">
            <text:p><text:s/>9,50€ </text:p>
          </table:table-cell>
        </table:table-row>
        <table:table-row table:style-name="ro1"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office:value-type="date" office:date-value="1997-02-20" calcext:value-type="date">
            <text:p>20/02/1997</text:p>
          </table:table-cell>
          <table:table-cell office:value-type="string" calcext:value-type="string">
            <text:p>Francia</text:p>
          </table:table-cell>
          <table:table-cell office:value-type="currency" office:currency="EUR" office:value="7.54871203106031" calcext:value-type="currency">
            <text:p><text:s/>7,55€ </text:p>
          </table:table-cell>
        </table:table-row>
        <table:table-row table:style-name="ro1">
          <table:table-cell office:value-type="string" calcext:value-type="string">
            <text:p>FERRETERÍA</text:p>
          </table:table-cell>
          <table:table-cell office:value-type="string" calcext:value-type="string">
            <text:p>Lima Grande</text:p>
          </table:table-cell>
          <table:table-cell office:value-type="date" office:date-value="1997-08-10" calcext:value-type="date">
            <text:p>10/08/1997</text:p>
          </table:table-cell>
          <table:table-cell office:value-type="string" calcext:value-type="string">
            <text:p>España</text:p>
          </table:table-cell>
          <table:table-cell office:value-type="currency" office:currency="EUR" office:value="18.3909703941437" calcext:value-type="currency">
            <text:p><text:s/>18,39€ </text:p>
          </table:table-cell>
        </table:table-row>
        <table:table-row table:style-name="ro1">
          <table:table-cell office:value-type="string" calcext:value-type="string">
            <text:p>FERRETERÍA</text:p>
          </table:table-cell>
          <table:table-cell office:value-type="string" calcext:value-type="string">
            <text:p>Juego de brocas</text:p>
          </table:table-cell>
          <table:table-cell office:value-type="date" office:date-value="1997-07-04" calcext:value-type="date">
            <text:p>04/07/1997</text:p>
          </table:table-cell>
          <table:table-cell office:value-type="string" calcext:value-type="string">
            <text:p>Taiwán</text:p>
          </table:table-cell>
          <table:table-cell office:value-type="currency" office:currency="EUR" office:value="12.5791833447526" calcext:value-type="currency">
            <text:p><text:s/>12,58€ </text:p>
          </table:table-cell>
        </table:table-row>
        <table:table-row table:style-name="ro1">
          <table:table-cell office:value-type="string" calcext:value-type="string">
            <text:p>JUGUETERÍA</text:p>
          </table:table-cell>
          <table:table-cell office:value-type="string" calcext:value-type="string">
            <text:p>Coche Teledirigido</text:p>
          </table:table-cell>
          <table:table-cell office:value-type="date" office:date-value="1997-05-26" calcext:value-type="date">
            <text:p>26/05/1997</text:p>
          </table:table-cell>
          <table:table-cell office:value-type="string" calcext:value-type="string">
            <text:p>Marruecos</text:p>
          </table:table-cell>
          <table:table-cell office:value-type="currency" office:currency="EUR" office:value="132.871756037167" calcext:value-type="currency">
            <text:p><text:s/>132,87€ </text:p>
          </table:table-cell>
        </table:table-row>
        <table:table-row table:style-name="ro1">
          <table:table-cell office:value-type="string" calcext:value-type="string">
            <text:p>JUGUETERÍA</text:p>
          </table:table-cell>
          <table:table-cell office:value-type="string" calcext:value-type="string">
            <text:p>Correpasillos</text:p>
          </table:table-cell>
          <table:table-cell office:value-type="date" office:date-value="1997-04-11" calcext:value-type="date">
            <text:p>11/04/1997</text:p>
          </table:table-cell>
          <table:table-cell office:value-type="string" calcext:value-type="string">
            <text:p>Japón</text:p>
          </table:table-cell>
          <table:table-cell office:value-type="currency" office:currency="EUR" office:value="86.1130143161083" calcext:value-type="currency">
            <text:p><text:s/>86,11€ </text:p>
          </table:table-cell>
        </table:table-row>
        <table:table-row table:style-name="ro1">
          <table:table-cell office:value-type="string" calcext:value-type="string">
            <text:p>JUGUETERÍA</text:p>
          </table:table-cell>
          <table:table-cell office:value-type="string" calcext:value-type="string">
            <text:p>Consola Video</text:p>
          </table:table-cell>
          <table:table-cell office:value-type="date" office:date-value="1997-09-24" calcext:value-type="date">
            <text:p>24/09/1997</text:p>
          </table:table-cell>
          <table:table-cell office:value-type="string" calcext:value-type="string">
            <text:p>Usa</text:p>
          </table:table-cell>
          <table:table-cell office:value-type="currency" office:currency="EUR" office:value="368.787037370933" calcext:value-type="currency">
            <text:p><text:s/>368,79€ </text:p>
          </table:table-cell>
        </table:table-row>
        <table:table-row table:style-name="ro1">
          <table:table-cell office:value-type="string" calcext:value-type="string">
            <text:p>JUGUETERÍA</text:p>
          </table:table-cell>
          <table:table-cell office:value-type="string" calcext:value-type="string">
            <text:p>Muñeca Andadora</text:p>
          </table:table-cell>
          <table:table-cell office:value-type="date" office:date-value="1997-10-04" calcext:value-type="date">
            <text:p>04/10/1997</text:p>
          </table:table-cell>
          <table:table-cell office:value-type="string" calcext:value-type="string">
            <text:p>España</text:p>
          </table:table-cell>
          <table:table-cell office:value-type="currency" office:currency="EUR" office:value="87.5494332455856" calcext:value-type="currency">
            <text:p><text:s/>87,55€ </text:p>
          </table:table-cell>
        </table:table-row>
        <table:table-row table:style-name="ro1">
          <table:table-cell office:value-type="string" calcext:value-type="string">
            <text:p>JUGUETERÍA</text:p>
          </table:table-cell>
          <table:table-cell office:value-type="string" calcext:value-type="string">
            <text:p>Fuerte de soldados</text:p>
          </table:table-cell>
          <table:table-cell office:value-type="date" office:date-value="1997-11-25" calcext:value-type="date">
            <text:p>25/11/1997</text:p>
          </table:table-cell>
          <table:table-cell office:value-type="string" calcext:value-type="string">
            <text:p>Japón</text:p>
          </table:table-cell>
          <table:table-cell office:value-type="currency" office:currency="EUR" office:value="119.751661798469" calcext:value-type="currency">
            <text:p><text:s/>119,75€ </text:p>
          </table:table-cell>
        </table:table-row>
        <table:table-row table:style-name="ro1">
          <table:table-cell office:value-type="string" calcext:value-type="string">
            <text:p>JUGUETERÍA</text:p>
          </table:table-cell>
          <table:table-cell office:value-type="string" calcext:value-type="string">
            <text:p>Pistola con sonidos</text:p>
          </table:table-cell>
          <table:table-cell office:value-type="date" office:date-value="1997-02-15" calcext:value-type="date">
            <text:p>15/02/1997</text:p>
          </table:table-cell>
          <table:table-cell office:value-type="string" calcext:value-type="string">
            <text:p>España</text:p>
          </table:table-cell>
          <table:table-cell office:value-type="currency" office:currency="EUR" office:value="47.7083408459846" calcext:value-type="currency">
            <text:p><text:s/>47,71€ </text:p>
          </table:table-cell>
        </table:table-row>
        <table:table-row table:style-name="ro1">
          <table:table-cell table:style-name="ce2" office:value-type="string" calcext:value-type="string">
            <text:p>JUGUETERÍA</text:p>
          </table:table-cell>
          <table:table-cell table:style-name="ce2" office:value-type="string" calcext:value-type="string">
            <text:p>Pie de lámpara</text:p>
          </table:table-cell>
          <table:table-cell office:value-type="date" office:date-value="1997-05-27" calcext:value-type="date">
            <text:p>27/05/1997</text:p>
          </table:table-cell>
          <table:table-cell table:style-name="ce2" office:value-type="string" calcext:value-type="string">
            <text:p>Turquía</text:p>
          </table:table-cell>
          <table:table-cell office:value-type="currency" office:currency="EUR" office:value="33.1337973146779" calcext:value-type="currency">
            <text:p><text:s/>33,13€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currency-symbol>€</number:currency-symbol>
      <number:text> </number:text>
    </number:currency-style>
    <number:currency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currency-symbol>€</number:currency-symbol>
      <number:text> </number:text>
    </number:currency-style>
    <number:currency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currency-symbol>€</number:currency-symbol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pta</number:text>
    </number:number-style>
    <number:number-style style:name="N120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pta</number:text>
    </number:number-style>
    <number:number-style style:name="N122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2" style:volatile="true">
      <loext:text> </loext:text>
      <loext:fill-character> </loext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loext:min-decimal-places="0" number:min-integer-digits="1" number:grouping="true"/>
      <number:text>Pts</number:text>
    </number:number-style>
    <number:number-style style:name="N128">
      <number:text>-</number:text>
      <number:number number:decimal-places="0" loext:min-decimal-places="0" number:min-integer-digits="1" number:grouping="true"/>
      <number:text>Pts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Pts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Pts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Pts</number:text>
    </number:number-style>
    <number:number-style style:name="N130">
      <number:text>-</number:text>
      <number:number number:decimal-places="2" loext:min-decimal-places="2" number:min-integer-digits="1" number:grouping="true"/>
      <number:text>Pts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Pts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Pts</number:text>
      <style:map style:condition="value()&gt;=0" style:apply-style-name="N131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Pts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Pts </number:text>
    </number:number-style>
    <number:number-style style:name="N132P2" style:volatile="true">
      <loext:text> </loext:text>
      <loext:fill-character> </loext:fill-character>
      <number:text>-Pts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3P2" style:volatile="true">
      <loext:text> </loext:text>
      <loext:fill-character> </loext:fill-character>
      <number:text>-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Pts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Pts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Pts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36">
      <style:table-cell-properties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6T16:50:06.843000000</meta:creation-date>
    <dc:date>2020-07-26T16:50:55.325000000</dc:date>
    <meta:editing-duration>PT48S</meta:editing-duration>
    <meta:editing-cycles>1</meta:editing-cycles>
    <meta:document-statistic meta:table-count="1" meta:cell-count="190" meta:object-count="0"/>
    <meta:generator>LibreOffice/6.4.4.2$Windows_X86_64 LibreOffice_project/3d775be2011f3886db32dfd395a6a6d1ca2630ff</meta:generator>
  </office:meta>
</office:document-meta>
</file>